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1pt" officeooo:rsid="00128257" officeooo:paragraph-rsid="00128257" style:font-size-asian="11pt" style:font-size-complex="11pt"/>
    </style:style>
    <style:style style:name="P2" style:family="paragraph" style:parent-style-name="Standard">
      <style:text-properties style:font-name="Ubuntu" fo:font-size="11pt" officeooo:rsid="0013f5c4" officeooo:paragraph-rsid="0013f5c4" style:font-size-asian="11pt" style:font-size-complex="11pt"/>
    </style:style>
    <style:style style:name="P3" style:family="paragraph" style:parent-style-name="Standard">
      <style:text-properties style:font-name="Ubuntu" fo:font-size="11pt" fo:font-weight="bold" officeooo:rsid="00128257" officeooo:paragraph-rsid="00128257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Ubuntu" fo:font-size="11pt" fo:font-weight="bold" officeooo:rsid="0013f5c4" officeooo:paragraph-rsid="0013f5c4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Ubuntu" fo:font-size="14pt" fo:font-weight="bold" officeooo:rsid="00128257" officeooo:paragraph-rsid="00128257" style:font-size-asian="14pt" style:font-weight-asian="bold" style:font-size-complex="14pt" style:font-weight-complex="bold"/>
    </style:style>
    <style:style style:name="P6" style:family="paragraph" style:parent-style-name="Preformatted_20_Text">
      <style:text-properties style:font-name="Ubuntu" fo:font-size="11pt" style:font-size-asian="11pt" style:font-size-complex="11pt"/>
    </style:style>
    <style:style style:name="P7" style:family="paragraph" style:parent-style-name="Preformatted_20_Text">
      <style:text-properties style:font-name="Ubuntu" fo:font-size="11pt" officeooo:rsid="0013f5c4" officeooo:paragraph-rsid="0013f5c4" style:font-size-asian="11pt" style:font-size-complex="11pt"/>
    </style:style>
    <style:style style:name="P8" style:family="paragraph" style:parent-style-name="Preformatted_20_Text">
      <style:paragraph-properties fo:margin-top="0cm" fo:margin-bottom="0.499cm" loext:contextual-spacing="false"/>
      <style:text-properties style:font-name="Ubuntu" fo:font-size="11pt" style:font-size-asian="11pt" style:font-size-complex="11pt"/>
    </style:style>
    <style:style style:name="P9" style:family="paragraph" style:parent-style-name="Preformatted_20_Text">
      <style:paragraph-properties fo:margin-top="0cm" fo:margin-bottom="0.499cm" loext:contextual-spacing="false"/>
      <style:text-properties style:font-name="Ubuntu" fo:font-size="11pt" officeooo:rsid="0014662b" officeooo:paragraph-rsid="0014662b" style:font-size-asian="11pt" style:font-size-complex="11pt"/>
    </style:style>
    <style:style style:name="P10" style:family="paragraph" style:parent-style-name="Preformatted_20_Text">
      <style:paragraph-properties fo:margin-top="0cm" fo:margin-bottom="0.499cm" loext:contextual-spacing="false"/>
      <style:text-properties style:font-name="Ubuntu" fo:font-size="11pt" fo:font-weight="bold" officeooo:rsid="0014662b" officeooo:paragraph-rsid="0014662b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font-variant="normal" fo:text-transform="none" style:use-window-font-color="true" style:font-name="Ubuntu" fo:font-size="11pt" fo:letter-spacing="normal" fo:font-style="normal" fo:font-weight="normal" officeooo:rsid="00128257" officeooo:paragraph-rsid="001bac0e" style:font-name-asian="DejaVu Sans Mono" style:font-size-asian="11pt" style:font-weight-asian="normal" style:font-name-complex="Liberation Mono" style:font-size-complex="11pt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font-variant="normal" fo:text-transform="none" style:use-window-font-color="true" style:font-name="Ubuntu" fo:font-size="11pt" fo:letter-spacing="normal" fo:font-style="normal" fo:font-weight="bold" officeooo:rsid="00128257" officeooo:paragraph-rsid="001bac0e" style:font-name-asian="DejaVu Sans Mono" style:font-size-asian="11pt" style:font-weight-asian="bold" style:font-name-complex="Liberation Mono" style:font-size-complex="11pt" style:font-weight-complex="bold"/>
    </style:style>
    <style:style style:name="P13" style:family="paragraph" style:parent-style-name="Preformatted_20_Text">
      <style:paragraph-properties fo:margin-top="0cm" fo:margin-bottom="0cm" loext:contextual-spacing="false" fo:line-height="100%"/>
      <style:text-properties fo:font-variant="normal" fo:text-transform="none" style:use-window-font-color="true" style:font-name="Ubuntu" fo:font-size="11pt" fo:letter-spacing="normal" fo:font-style="normal" fo:font-weight="normal" officeooo:rsid="00128257" officeooo:paragraph-rsid="00187b1a" style:font-size-asian="11pt" style:font-weight-asian="normal" style:font-size-complex="11pt" style:font-weight-complex="normal"/>
    </style:style>
    <style:style style:name="P14" style:family="paragraph" style:parent-style-name="Preformatted_20_Text">
      <style:paragraph-properties fo:margin-top="0cm" fo:margin-bottom="0cm" loext:contextual-spacing="false" fo:line-height="100%"/>
      <style:text-properties fo:font-variant="normal" fo:text-transform="none" style:use-window-font-color="true" style:font-name="Ubuntu" fo:font-size="11pt" fo:letter-spacing="normal" fo:font-style="normal" fo:font-weight="normal" officeooo:rsid="0019c105" officeooo:paragraph-rsid="0019c105" style:font-name-asian="DejaVu Sans Mono" style:font-size-asian="11pt" style:font-weight-asian="normal" style:font-name-complex="Liberation Mono" style:font-size-complex="11pt" style:font-weight-complex="normal"/>
    </style:style>
    <style:style style:name="P15" style:family="paragraph" style:parent-style-name="Preformatted_20_Text">
      <style:paragraph-properties fo:margin-top="0cm" fo:margin-bottom="0cm" loext:contextual-spacing="false" fo:line-height="100%"/>
      <style:text-properties fo:font-variant="normal" fo:text-transform="none" style:use-window-font-color="true" style:font-name="Ubuntu" fo:font-size="11pt" fo:letter-spacing="normal" fo:font-style="normal" fo:font-weight="normal" officeooo:rsid="00128257" officeooo:paragraph-rsid="001bac0e" style:font-name-asian="DejaVu Sans Mono" style:font-size-asian="11pt" style:font-weight-asian="normal" style:font-name-complex="Liberation Mono" style:font-size-complex="11pt" style:font-weight-complex="normal"/>
    </style:style>
    <style:style style:name="P16" style:family="paragraph" style:parent-style-name="Preformatted_20_Text">
      <style:paragraph-properties fo:margin-top="0cm" fo:margin-bottom="0cm" loext:contextual-spacing="false" fo:line-height="100%"/>
      <style:text-properties style:use-window-font-color="true" style:font-name="Ubuntu" fo:font-size="11pt" officeooo:rsid="00128257" officeooo:paragraph-rsid="00187b1a" style:font-size-asian="11pt" style:font-size-complex="11pt"/>
    </style:style>
    <style:style style:name="P17" style:family="paragraph" style:parent-style-name="Preformatted_20_Text">
      <style:paragraph-properties fo:margin-top="0cm" fo:margin-bottom="0cm" loext:contextual-spacing="false" fo:line-height="100%"/>
      <style:text-properties style:use-window-font-color="true" style:font-name="Ubuntu" fo:font-size="11pt" fo:font-weight="bold" officeooo:rsid="00128257" officeooo:paragraph-rsid="00187b1a" style:font-size-asian="11pt" style:font-weight-asian="bold" style:font-size-complex="11pt" style:font-weight-complex="bold"/>
    </style:style>
    <style:style style:name="P18" style:family="paragraph" style:parent-style-name="Preformatted_20_Text">
      <style:paragraph-properties fo:margin-top="0cm" fo:margin-bottom="0cm" loext:contextual-spacing="false" fo:line-height="100%"/>
      <style:text-properties style:use-window-font-color="true" style:font-name="Ubuntu" fo:font-size="11pt" fo:font-weight="bold" officeooo:rsid="001d5fc8" officeooo:paragraph-rsid="001d5fc8" style:font-size-asian="11pt" style:font-weight-asian="bold" style:font-size-complex="11pt" style:font-weight-complex="bold"/>
    </style:style>
    <style:style style:name="P19" style:family="paragraph" style:parent-style-name="Preformatted_20_Text">
      <style:paragraph-properties fo:margin-top="0cm" fo:margin-bottom="0cm" loext:contextual-spacing="false" fo:line-height="100%"/>
      <style:text-properties style:use-window-font-color="true" style:font-name="Ubuntu" fo:font-size="11pt" officeooo:rsid="0019c105" officeooo:paragraph-rsid="0019c105" style:font-name-asian="DejaVu Sans Mono" style:font-size-asian="11pt" style:font-name-complex="Liberation Mono" style:font-size-complex="11pt"/>
    </style:style>
    <style:style style:name="P20" style:family="paragraph" style:parent-style-name="Preformatted_20_Text">
      <style:paragraph-properties fo:margin-top="0cm" fo:margin-bottom="0cm" loext:contextual-spacing="false" fo:line-height="100%"/>
      <style:text-properties style:use-window-font-color="true" style:font-name="Ubuntu" fo:font-size="11pt" fo:font-weight="normal" officeooo:rsid="00128257" officeooo:paragraph-rsid="00187b1a" style:font-size-asian="11pt" style:font-weight-asian="normal" style:font-size-complex="11pt" style:font-weight-complex="normal"/>
    </style:style>
    <style:style style:name="P21" style:family="paragraph" style:parent-style-name="Preformatted_20_Text">
      <style:paragraph-properties fo:margin-top="0cm" fo:margin-bottom="0cm" loext:contextual-spacing="false" fo:line-height="100%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128257" style:font-size-asian="11pt" style:font-size-complex="11pt"/>
    </style:style>
    <style:style style:name="P22" style:family="paragraph" style:parent-style-name="Preformatted_20_Text">
      <style:paragraph-properties fo:margin-top="0cm" fo:margin-bottom="0cm" loext:contextual-spacing="false" fo:line-height="140%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style:font-name-asian="DejaVu Sans Mono" style:font-size-asian="11pt" style:font-name-complex="Liberation Mono" style:font-size-complex="11pt"/>
    </style:style>
    <style:style style:name="P23" style:family="paragraph" style:parent-style-name="Preformatted_20_Text">
      <style:paragraph-properties fo:margin-top="0cm" fo:margin-bottom="0cm" loext:contextual-spacing="false" fo:line-height="140%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128257" style:font-name-asian="DejaVu Sans Mono" style:font-size-asian="11pt" style:font-weight-asian="normal" style:font-name-complex="Liberation Mono" style:font-size-complex="11pt" style:font-weight-complex="normal"/>
    </style:style>
    <style:style style:name="P24" style:family="paragraph" style:parent-style-name="Preformatted_20_Text">
      <style:paragraph-properties fo:margin-top="0cm" fo:margin-bottom="0cm" loext:contextual-spacing="false" fo:line-height="140%" fo:orphans="2" fo:widows="2" fo:padding="0cm" fo:border="none"/>
      <style:text-properties fo:font-variant="normal" fo:text-transform="none" style:use-window-font-color="true" style:font-name="Ubuntu" fo:font-size="11pt" fo:letter-spacing="normal" style:font-name-asian="DejaVu Sans Mono" style:font-size-asian="11pt" style:font-name-complex="Liberation Mono" style:font-size-complex="11pt"/>
    </style:style>
    <style:style style:name="P25" style:family="paragraph" style:parent-style-name="Preformatted_20_Text">
      <style:paragraph-properties fo:margin-top="0cm" fo:margin-bottom="0cm" loext:contextual-spacing="false" fo:line-height="140%" fo:orphans="2" fo:widows="2" fo:padding="0cm" fo:border="none"/>
      <style:text-properties style:use-window-font-color="true" style:font-name="Ubuntu" fo:font-size="11pt" style:font-name-asian="DejaVu Sans Mono" style:font-size-asian="11pt" style:font-name-complex="Liberation Mono" style:font-size-complex="11pt"/>
    </style:style>
    <style:style style:name="P26" style:family="paragraph" style:parent-style-name="Preformatted_20_Text">
      <style:paragraph-properties fo:margin-top="0cm" fo:margin-bottom="0cm" loext:contextual-spacing="false" fo:line-height="100%"/>
      <style:text-properties style:use-window-font-color="true" style:font-name="Ubuntu" fo:font-size="11pt" fo:font-weight="normal" officeooo:rsid="00128257" officeooo:paragraph-rsid="001ea4b4" style:font-size-asian="11pt" style:font-weight-asian="normal" style:font-size-complex="11pt" style:font-weight-complex="normal"/>
    </style:style>
    <style:style style:name="P27" style:family="paragraph" style:parent-style-name="Preformatted_20_Text">
      <style:paragraph-properties fo:margin-top="0cm" fo:margin-bottom="0cm" loext:contextual-spacing="false" fo:line-height="100%"/>
      <style:text-properties style:use-window-font-color="true" style:font-name="Ubuntu" fo:font-size="11pt" fo:font-weight="bold" officeooo:rsid="0019c105" officeooo:paragraph-rsid="0019c105" style:font-name-asian="DejaVu Sans Mono" style:font-size-asian="11pt" style:font-weight-asian="bold" style:font-name-complex="Liberation Mono" style:font-size-complex="11pt" style:font-weight-complex="bold"/>
    </style:style>
    <style:style style:name="P28" style:family="paragraph" style:parent-style-name="Preformatted_20_Text">
      <style:paragraph-properties fo:margin-top="0cm" fo:margin-bottom="0cm" loext:contextual-spacing="false" fo:line-height="100%" fo:break-before="page"/>
      <style:text-properties style:use-window-font-color="true" style:font-name="Ubuntu" fo:font-size="11pt" fo:font-weight="bold" officeooo:rsid="0019c105" officeooo:paragraph-rsid="0019c105" style:font-name-asian="DejaVu Sans Mono" style:font-size-asian="11pt" style:font-weight-asian="bold" style:font-name-complex="Liberation Mono" style:font-size-complex="11pt" style:font-weight-complex="bold"/>
    </style:style>
    <style:style style:name="T1" style:family="text">
      <style:text-properties officeooo:rsid="0013f5c4"/>
    </style:style>
    <style:style style:name="T2" style:family="text">
      <style:text-properties officeooo:rsid="0014662b"/>
    </style:style>
    <style:style style:name="T3" style:family="text">
      <style:text-properties fo:font-style="normal" fo:font-weight="normal"/>
    </style:style>
    <style:style style:name="T4" style:family="text">
      <style:text-properties style:font-weight-asian="normal" style:font-weight-complex="normal"/>
    </style:style>
    <style:style style:name="T5" style:family="text">
      <style:text-properties officeooo:rsid="001bac0e"/>
    </style:style>
    <style:style style:name="T6" style:family="text">
      <style:text-properties officeooo:rsid="002083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icrobit con Python</text:p>
      <text:p text:style-name="P1"/>
      <text:p text:style-name="P3">Práctica 1. Hola Mundo</text:p>
      <text:p text:style-name="P1"/>
      <text:p text:style-name="P1">from microbit import *</text:p>
      <text:p text:style-name="P1">display.scroll('Hola Mundo')</text:p>
      <text:p text:style-name="P1"/>
      <text:p text:style-name="P3">Práctica 2. <text:s/><text:span text:style-name="T1">Iconos en display</text:span></text:p>
      <text:p text:style-name="P1"/>
      <text:p text:style-name="P1">from microbit import *</text:p>
      <text:p text:style-name="P1">display.show(Image.HAPPY)</text:p>
      <text:p text:style-name="P1"/>
      <text:p text:style-name="P4">Práctica 3. Imágenes DIY</text:p>
      <text:p text:style-name="P2"/>
      <text:p text:style-name="P7">from microbit import *</text:p>
      <text:p text:style-name="P6"/>
      <text:p text:style-name="P6"><text:span text:style-name="T2">boat</text:span> = Image("05050:"</text:p>
      <text:p text:style-name="P6"><text:s text:c="13"/>"05050:"</text:p>
      <text:p text:style-name="P6"><text:s text:c="13"/>"05050:"</text:p>
      <text:p text:style-name="P6"><text:s text:c="13"/>"99999:"</text:p>
      <text:p text:style-name="P6"><text:s text:c="13"/>"09990")</text:p>
      <text:p text:style-name="P6"/>
      <text:p text:style-name="P8">display.show(<text:span text:style-name="T2">boat</text:span>)</text:p>
      <text:p text:style-name="P10">Práctica 4. Animaciones</text:p>
      <text:p text:style-name="P9">from microbit import *</text:p>
      <text:p text:style-name="P6"/>
      <text:p text:style-name="P6">boat1 = Image("05050:"</text:p>
      <text:p text:style-name="P6"><text:s text:c="14"/>"05050:"</text:p>
      <text:p text:style-name="P6"><text:s text:c="14"/>"05050:"</text:p>
      <text:p text:style-name="P6"><text:s text:c="14"/>"99999:"</text:p>
      <text:p text:style-name="P6"><text:s text:c="14"/>"09990")</text:p>
      <text:p text:style-name="P6"/>
      <text:p text:style-name="P6">boat2 = Image("00000:"</text:p>
      <text:p text:style-name="P6"><text:s text:c="14"/>"05050:"</text:p>
      <text:p text:style-name="P6"><text:s text:c="14"/>"05050:"</text:p>
      <text:p text:style-name="P6"><text:s text:c="14"/>"05050:"</text:p>
      <text:p text:style-name="P6"><text:s text:c="14"/>"99999")</text:p>
      <text:p text:style-name="P6"/>
      <text:p text:style-name="P6">boat3 = Image("00000:"</text:p>
      <text:p text:style-name="P6"><text:s text:c="14"/>"00000:"</text:p>
      <text:p text:style-name="P6"><text:s text:c="14"/>"05050:"</text:p>
      <text:p text:style-name="P6"><text:s text:c="14"/>"05050:"</text:p>
      <text:p text:style-name="P6"><text:s text:c="14"/>"05050")</text:p>
      <text:p text:style-name="P6"/>
      <text:p text:style-name="P6">boat4 = Image("00000:"</text:p>
      <text:p text:style-name="P6"><text:s text:c="14"/>"00000:"</text:p>
      <text:p text:style-name="P6"><text:s text:c="14"/>"00000:"</text:p>
      <text:p text:style-name="P6"><text:s text:c="14"/>"05050:"</text:p>
      <text:p text:style-name="P6"><text:s text:c="14"/>"05050")</text:p>
      <text:p text:style-name="P6"/>
      <text:p text:style-name="P6">boat5 = Image("00000:"</text:p>
      <text:p text:style-name="P6"><text:s text:c="14"/>"00000:"</text:p>
      <text:p text:style-name="P6"><text:s text:c="14"/>"00000:"</text:p>
      <text:p text:style-name="P6"><text:soft-page-break/><text:s text:c="14"/>"00000:"</text:p>
      <text:p text:style-name="P6"><text:s text:c="14"/>"05050")</text:p>
      <text:p text:style-name="P6"/>
      <text:p text:style-name="P6">boat6 = Image("00000:"</text:p>
      <text:p text:style-name="P6"><text:s text:c="14"/>"00000:"</text:p>
      <text:p text:style-name="P6"><text:s text:c="14"/>"00000:"</text:p>
      <text:p text:style-name="P6"><text:s text:c="14"/>"00000:"</text:p>
      <text:p text:style-name="P6"><text:s text:c="14"/>"00000")</text:p>
      <text:p text:style-name="P6"/>
      <text:p text:style-name="P6">all_boats = [boat1, boat2, boat3, boat4, boat5, boat6]</text:p>
      <text:p text:style-name="P8">display.show(all_boats, delay=200)</text:p>
      <text:p text:style-name="P18">Práctica 5. Animación para siempre.</text:p>
      <text:p text:style-name="P20">from microbit import *</text:p>
      <text:p text:style-name="P20"/>
      <text:p text:style-name="P20">while True:</text:p>
      <text:p text:style-name="P20"><text:tab/>boat1 = Image("05050:"</text:p>
      <text:p text:style-name="P20"><text:tab/>"05050:"</text:p>
      <text:p text:style-name="P20"><text:tab/>"05050:"</text:p>
      <text:p text:style-name="P20"><text:tab/>"99999:"</text:p>
      <text:p text:style-name="P20"><text:tab/>"09990")</text:p>
      <text:p text:style-name="P20"><text:tab/>boat2 = Image("00000:"</text:p>
      <text:p text:style-name="P20"><text:tab/>"05050:"</text:p>
      <text:p text:style-name="P20"><text:tab/>"05050:"</text:p>
      <text:p text:style-name="P20"><text:tab/>"05050:"</text:p>
      <text:p text:style-name="P20"><text:tab/>"99999")</text:p>
      <text:p text:style-name="P20"><text:tab/>boat3 = Image("00000:"</text:p>
      <text:p text:style-name="P20"><text:tab/>"00000:"</text:p>
      <text:p text:style-name="P20"><text:tab/>"05050:"</text:p>
      <text:p text:style-name="P20"><text:tab/>"05050:"</text:p>
      <text:p text:style-name="P20"><text:tab/>"05050")</text:p>
      <text:p text:style-name="P20"><text:tab/>boat4 = Image("00000:"</text:p>
      <text:p text:style-name="P20"><text:tab/>"00000:"</text:p>
      <text:p text:style-name="P20"><text:tab/>"00000:"</text:p>
      <text:p text:style-name="P20"><text:tab/>"05050:"</text:p>
      <text:p text:style-name="P20"><text:tab/>"05050")</text:p>
      <text:p text:style-name="P20"><text:tab/>boat5 = Image("00000:"</text:p>
      <text:p text:style-name="P20"><text:tab/>"00000:"</text:p>
      <text:p text:style-name="P26"><text:tab/>"00000:"</text:p>
      <text:p text:style-name="P26"><text:tab/>"00000:"</text:p>
      <text:p text:style-name="P20"><text:tab/>"05050")</text:p>
      <text:p text:style-name="P20"><text:tab/>boat6 = Image("00000:"</text:p>
      <text:p text:style-name="P20"><text:tab/>"00000:"</text:p>
      <text:p text:style-name="P20"><text:tab/>"00000:"</text:p>
      <text:p text:style-name="P20"><text:tab/>"00000:"</text:p>
      <text:p text:style-name="P20"><text:tab/>"00000")</text:p>
      <text:p text:style-name="P20"><text:tab/>all_boats = [boat1, boat2, boat3, boat4, boat5, boat6]</text:p>
      <text:p text:style-name="P20"><text:tab/>display.show(all_boats, delay=500)</text:p>
      <text:p text:style-name="P17"/>
      <text:p text:style-name="P17">Práctica 5. Botones 1.</text:p>
      <text:p text:style-name="P13"/>
      <text:p text:style-name="P13">from microbit import *</text:p>
      <text:p text:style-name="P21"/>
      <text:p text:style-name="P21">sleep(10000)</text:p>
      <text:p text:style-name="P21">display.scroll(str(button_a.get_presses()))</text:p>
      <text:p text:style-name="P16"/>
      <text:p text:style-name="P27"/>
      <text:p text:style-name="P28">Práctica 6. While</text:p>
      <text:p text:style-name="P19"/>
      <text:p text:style-name="P14">from microbit import *</text:p>
      <text:p text:style-name="P25"/>
      <text:p text:style-name="P22"><text:span text:style-name="T4">while</text:span> running_time() &lt; 10000:</text:p>
      <text:p text:style-name="P24"><text:span text:style-name="T3"><text:tab/>display.show(Image.ASLEEP)</text:span></text:p>
      <text:p text:style-name="P25"/>
      <text:p text:style-name="P22">display.show(Image.SURPRISED)</text:p>
      <text:p text:style-name="P19"/>
      <text:p text:style-name="P12">Práctica 7. <text:span text:style-name="T5">Bucle infinito e if</text:span></text:p>
      <text:p text:style-name="P11"/>
      <text:p text:style-name="P15">from microbit import *</text:p>
      <text:p text:style-name="P23"/>
      <text:p text:style-name="P23">while True:</text:p>
      <text:p text:style-name="P23"><text:tab/>if button_a.is_pressed():</text:p>
      <text:p text:style-name="P23"><text:tab/><text:tab/>display.show(Image.HAPPY)</text:p>
      <text:p text:style-name="P23"><text:tab/>elif button_b.is_pressed():</text:p>
      <text:p text:style-name="P23"><text:tab/><text:tab/>break</text:p>
      <text:p text:style-name="P23"><text:span text:style-name="T6"><text:tab/>el</text:span>se:</text:p>
      <text:p text:style-name="P23"><text:tab/><text:tab/>display.show(Image.SAD)</text:p>
      <text:p text:style-name="P23">display.clear()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8:26:24.008067348</meta:creation-date>
    <dc:date>2019-03-31T20:00:05.241050789</dc:date>
    <meta:editing-duration>PT36M56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3" meta:paragraph-count="103" meta:word-count="205" meta:character-count="2063" meta:non-whitespace-character-count="1530"/>
  </office:meta>
</office:document-meta>
</file>